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rsid="00095b3e" officeooo:paragraph-rsid="00095b3e"/>
    </style:style>
    <style:style style:name="P2" style:family="paragraph" style:parent-style-name="Footnote">
      <style:text-properties officeooo:rsid="000a8e51" officeooo:paragraph-rsid="000a8e51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rsid="000a8e51" officeooo:paragraph-rsid="000a8e51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YD 99 –  Bones, bitul issur lekatchila</text:h>
      <text:list xml:id="list4193433235" text:style-name="L1">
        <text:list-item>
          <text:p text:style-name="P3">
<text:span text:style-name="Strong_20_Emphasis">1. Bones of issur.</text:span> Provided that there is no marrow <text:span text:style-name="Emphasis">(moach)</text:span> in the bones<text:note text:id="ftn1" text:note-class="footnote">
<text:note-citation>1</text:note-citation>
<text:note-body><text:p text:style-name="P1">
<text:span text:style-name="T1">
Also, softer bones are forbidden (</text:span><text:span text:style-name="Strong_20_Emphasis"><text:span text:style-name="T1">Shach</text:span></text:span><text:span text:style-name="T1">).
</text:span>
</text:p></text:note-body>
</text:note>
, even the bones of issur are counted together with the heter to mevateil the forbidden meat (since they are not subject to eating). According to <text:span text:style-name="Strong_20_Emphasis">Remo</text:span>, this heter is applicable only <text:span text:style-name="Emphasis">b’makom hefsed</text:span>. Without this, the heter bones are counted with heter, but the issur bones are not counted with either group (<text:span text:style-name="Strong_20_Emphasis">Shach</text:span>).</text:p>
        </text:list-item>
        <text:list-item>
          <text:p text:style-name="P3">
meg egy teszt<text:note text:id="ftn1" text:note-class="footnote">
<text:note-citation>1</text:note-citation>
<text:note-body><text:p text:style-name="P1">
<text:span text:style-name="T1">
meg ket teszt
</text:span>
</text:p></text:note-body>
</text:note>
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avid CLM" style:font-family-complex="'David CLM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24T23:07:52.397182937</meta:creation-date>
    <dc:date>2020-09-24T23:15:56.908766614</dc:date>
    <meta:editing-duration>PT5M2S</meta:editing-duration>
    <meta:editing-cycles>2</meta:editing-cycles>
    <meta:generator>LibreOffice/6.4.4.2$Linux_X86_64 LibreOffice_project/3d775be2011f3886db32dfd395a6a6d1ca2630ff</meta:generator>
    <meta:document-statistic meta:table-count="0" meta:image-count="0" meta:object-count="0" meta:page-count="1" meta:paragraph-count="5" meta:word-count="87" meta:character-count="494" meta:non-whitespace-character-count="413"/>
  </office:meta>
</office:document-meta>
</file>